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8.016875cm"/>
    </style:style>
    <style:style style:name="co7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sr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number-columns-repeated="16378" table:default-cell-style-name="ce2" table:visibility="collapse"/>
        <table:table-row table:style-name="ro1">
          <table:table-cell office:value-type="string" table:style-name="ce3">
            <text:p>serial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days</text:p>
          </table:table-cell>
          <table:table-cell office:value-type="string" table:style-name="ce2">
            <text:p>ordersdel</text:p>
          </table:table-cell>
          <table:table-cell office:value-type="string" table:style-name="ce5">
            <text:p>product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Mr. Faridul Islam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151" table:style-name="ce2">
            <text:p>151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">
            <text:p>Mr. Arab Ali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257" table:style-name="ce2">
            <text:p>257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">
            <text:p>Mr. Nazrul Islam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121" table:style-name="ce2">
            <text:p>121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Mr. Raton Miah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340" table:style-name="ce2">
            <text:p>340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1">
            <text:p>Mr. Nayon Miah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305" table:style-name="ce2">
            <text:p>305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">
            <text:p>Mr. Rejwan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227" table:style-name="ce2">
            <text:p>227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1">
            <text:p>Mr. Sajjad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195" table:style-name="ce2">
            <text:p>195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Mr. Julhaz Uddin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297" table:style-name="ce2">
            <text:p>297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">
            <text:p>Mr. Babu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262" table:style-name="ce2">
            <text:p>262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Mr. Shahidul</text:p>
          </table:table-cell>
          <table:table-cell office:value-type="string" table:style-name="ce1">
            <text:p>15, Baily Road, Ramna, Dhaka.</text:p>
          </table:table-cell>
          <table:table-cell office:value-type="string" table:style-name="ce1">
            <text:p>Sunday, Monday, Tuesday, Wednesday, Thursday, Friday, Saturday</text:p>
          </table:table-cell>
          <table:table-cell office:value-type="float" office:value="303" table:style-name="ce2">
            <text:p>303</text:p>
          </table:table-cell>
          <table:table-cell office:value-type="string" table:style-name="ce5">
            <text:p>ACI Pure Salt, Bashundhara Atta, Pran Hot Tomato Sauce, Chashi Aromatic Chinigura Rice, Fortune Oil, Fresh Mustard Oil, Rupchanda Soyabean Oil, Saffola Active Vagitable Oil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phpMyAdmin 5.0.3</meta:initial-creator>
    <dc:creator>Najme Al Nahian</dc:creator>
    <meta:creation-date>2023-08-27T22:15:29Z</meta:creation-date>
    <dc:date>2023-08-27T20:31:25Z</dc:date>
  </office:meta>
</office:document-meta>
</file>